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WILMER RAMIRE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RNEJO ROQUE, JIMENA FRANCESC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8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ORNEJO ROQUE, JIMENA FRANCESC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0037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4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5:35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6:5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7T22:27:4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